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 Cyr" svg:font-family="'Arial Cyr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8.44cm"/>
    </style:style>
    <style:style style:name="co4" style:family="table-column">
      <style:table-column-properties fo:break-before="auto" style:column-width="16.32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1.215cm" fo:break-before="auto" style:use-optimal-row-height="true"/>
    </style:style>
    <style:style style:name="ro4" style:family="table-row">
      <style:table-row-properties style:row-height="1.787cm" fo:break-before="auto" style:use-optimal-row-height="true"/>
    </style:style>
    <style:style style:name="ro5" style:family="table-row">
      <style:table-row-properties style:row-height="1.789cm" fo:break-before="auto" style:use-optimal-row-height="true"/>
    </style:style>
    <style:style style:name="ro6" style:family="table-row">
      <style:table-row-properties style:row-height="2.3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Cyr" fo:font-size="14pt" fo:font-style="normal" fo:text-shadow="none" style:text-underline-style="none" fo:font-weight="normal" style:font-size-asian="14pt" style:font-style-asian="normal" style:font-weight-asian="normal" style:font-name-complex="Arial Cyr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Cyr" fo:font-size="14pt" fo:font-style="normal" fo:text-shadow="none" style:text-underline-style="none" fo:font-weight="normal" style:font-size-asian="14pt" style:font-style-asian="normal" style:font-weight-asian="normal" style:font-name-complex="Arial Cyr" style:font-size-complex="14pt" style:font-style-complex="normal" style:font-weight-complex="normal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Cyr" fo:font-size="14pt" fo:font-style="normal" fo:text-shadow="none" style:text-underline-style="none" fo:font-weight="normal" style:font-size-asian="14pt" style:font-style-asian="normal" style:font-weight-asian="normal" style:font-name-complex="Arial Cyr" style:font-size-complex="14pt" style:font-style-complex="normal" style:font-weight-complex="normal"/>
    </style:style>
    <style:style style:name="ce6" style:family="table-cell" style:parent-style-name="Default">
      <style:text-properties style:font-name="Arial Cyr" fo:font-size="14pt" style:font-size-asian="14pt" style:font-name-complex="Arial Cyr" style:font-size-complex="14pt"/>
    </style:style>
    <style:style style:name="ce7" style:family="table-cell" style:parent-style-name="Default">
      <style:table-cell-properties fo:wrap-option="no-wrap"/>
    </style:style>
  </office:automatic-styles>
  <office:body>
    <office:spreadsheet>
      <table:table table:name="Лист1" table:style-name="ta1" table:print="false">
        <table:table-column table:style-name="co3" table:default-cell-style-name="ce1"/>
        <table:table-column table:style-name="co2" table:number-columns-repeated="1023" table:default-cell-style-name="ce4"/>
        <table:table-row table:style-name="ro1">
          <table:table-cell office:value-type="string">
            <text:p>Вопрос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Определение и классификация регистров. Условные обозначения.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Сдвиговые регистры. Реализация и работа.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Формальный метод синтеза регистров.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Определение и классификация счетчиков. Условные обозначения.</text:p>
          </table:table-cell>
          <table:table-cell table:number-columns-repeated="1023"/>
        </table:table-row>
        <table:table-row table:style-name="ro3">
          <table:table-cell table:style-name="ce2" office:value-type="string">
            <text:p>Счетчики с последовательным переносом: прямые, обратные, реверсивные.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Счетчики со сквозным переносом: прямые, обратные, реверсивные.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Счетчики с параллельным переносом: прямые, обратные, реверсивные.</text:p>
          </table:table-cell>
          <table:table-cell table:number-columns-repeated="1023"/>
        </table:table-row>
        <table:table-row table:style-name="ro4">
          <table:table-cell table:style-name="ce2" office:value-type="string">
            <text:p>Счетчики с заданным коэффициентом пересчета: определение, обозначение. Методы построения (перечислить и дать краткую характеристику).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Формальный метод синтеза счетчиков.</text:p>
          </table:table-cell>
          <table:table-cell table:number-columns-repeated="1023"/>
        </table:table-row>
        <table:table-row table:style-name="ro3">
          <table:table-cell table:style-name="ce2" office:value-type="string">
            <text:p>Дешифраторы: определение, обозначение, классификация. Дешифраторы линейного типа.</text:p>
          </table:table-cell>
          <table:table-cell table:number-columns-repeated="1023"/>
        </table:table-row>
        <table:table-row table:style-name="ro3">
          <table:table-cell table:style-name="ce2" office:value-type="string">
            <text:p>Дешифраторы: определение, обозначение, классификация. Дешифраторы пирамидного типа.</text:p>
          </table:table-cell>
          <table:table-cell table:number-columns-repeated="1023"/>
        </table:table-row>
        <table:table-row table:style-name="ro3">
          <table:table-cell table:style-name="ce2" office:value-type="string">
            <text:p>Дешифраторы: определение, обозначение, классификация. Дешифраторы прямоугольного типа.</text:p>
          </table:table-cell>
          <table:table-cell table:number-columns-repeated="1023"/>
        </table:table-row>
        <table:table-row table:style-name="ro3">
          <table:table-cell table:style-name="ce2" office:value-type="string">
            <text:p>Построение DC большой разрядности на базе микросхем DC небольшой разрядности.</text:p>
          </table:table-cell>
          <table:table-cell table:number-columns-repeated="1023"/>
        </table:table-row>
        <table:table-row table:style-name="ro3">
          <table:table-cell table:style-name="ce2" office:value-type="string">
            <text:p>Шифраторы: определение, обозначение, классификация. Построение шифраторов.</text:p>
          </table:table-cell>
          <table:table-cell table:number-columns-repeated="1023"/>
        </table:table-row>
        <table:table-row table:style-name="ro3">
          <table:table-cell table:style-name="ce2" office:value-type="string">
            <text:p>Мультиплексоры: определение, обозначение, классификация. Построение мультиплексоров.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Наращивание разрядности и количества плеч мультиплексоров.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Схемы сравнения на равенство: параллельная и последовательная.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Схемы сравнения на "больше" - "равно" - "меньше". Микросхема СП1.</text:p>
          </table:table-cell>
          <table:table-cell table:number-columns-repeated="1023"/>
        </table:table-row>
        <table:table-row table:style-name="ro4">
          <table:table-cell table:style-name="ce2" office:value-type="string">
            <text:p>Сумматоры: определение, обозначение, классификация. Построение одноразрядных полных сумматоров. Увеличение разрядности сумматоров.</text:p>
          </table:table-cell>
          <table:table-cell table:number-columns-repeated="1023"/>
        </table:table-row>
        <table:table-row table:style-name="ro3">
          <table:table-cell table:style-name="ce2" office:value-type="string">
            <text:p>Принципы реализации ускоренного переноса. Оценка ускорения выполнения суммирования.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Элемент ТТЛ с повышенной нагрузочной способностью.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Элементы ТТЛ. Базовый элемент ТТЛ.</text:p>
          </table:table-cell>
          <table:table-cell table:number-columns-repeated="1023"/>
        </table:table-row>
        <table:table-row table:style-name="ro3">
          <table:table-cell table:style-name="ce2" office:value-type="string">
            <text:p>Ключи на МДП транзисторах. КМДП инвертор. Основные параметры КМДП ИС.</text:p>
          </table:table-cell>
          <table:table-cell table:number-columns-repeated="1023"/>
        </table:table-row>
        <table:table-row table:style-name="ro3">
          <table:table-cell table:style-name="ce2" office:value-type="string">
            <text:p>Элементы ЭВМ. Классификация. Основные характеристики логических элементов.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Триггеры. Классификация.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Триггеры. JK триггер и его синтез. Синхронные JK и D триггеры.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Триггеры со сложной входной логикой.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Двухступенчатые триггеры (RS, T, JK).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Элементы с открытым коллектором: схема, назначение, подключение.</text:p>
          </table:table-cell>
          <table:table-cell table:number-columns-repeated="1023"/>
        </table:table-row>
        <table:table-row table:style-name="ro2" table:number-rows-repeated="4">
          <table:table-cell table:style-name="ce3"/>
          <table:table-cell table:number-columns-repeated="1023"/>
        </table:table-row>
        <table:table-row table:style-name="ro5">
          <table:table-cell table:style-name="ce2" office:value-type="string">
            <text:p>На базе 4-разрядных прямых счетчиков синтезировать прямой счетчик с коэффициентом пересчета 135, используя метод принудительного сброса триггеров.</text:p>
          </table:table-cell>
          <table:table-cell table:number-columns-repeated="1023"/>
        </table:table-row>
        <table:table-row table:style-name="ro5">
          <table:table-cell table:style-name="ce2" office:value-type="string">
            <text:p>Синтезировать прямой счетчик с коэффициентом пересчета 6, используя метод пропуска состояний или метод запрета-разрешения счета.</text:p>
          </table:table-cell>
          <table:table-cell table:number-columns-repeated="1023"/>
        </table:table-row>
        <table:table-row table:style-name="ro4">
          <table:table-cell table:style-name="ce2" office:value-type="string">
            <text:p>Синтезировать 4-разрядный реверсивный сдвиговый регистр со входами последовательного занесения и возможностью параллельной загрузки данных.</text:p>
          </table:table-cell>
          <table:table-cell table:number-columns-repeated="1023"/>
        </table:table-row>
        <table:table-row table:style-name="ro4">
          <table:table-cell table:style-name="ce2" office:value-type="string">
            <text:p>Из трех {реверсивных} сдвиговых регистров со входами последовательного занесения разрядностью 4 синтезировать реверсивный сдвиговый регистр разрядностью 10.</text:p>
          </table:table-cell>
          <table:table-cell table:number-columns-repeated="1023"/>
        </table:table-row>
        <table:table-row table:style-name="ro3">
          <table:table-cell table:style-name="ce2" office:value-type="string">
            <text:p>Синтезировать схему контроля по чётности 8-разрядного кодового слова, используя элементы «Исключающее ИЛИ».</text:p>
          </table:table-cell>
          <table:table-cell table:number-columns-repeated="1023"/>
        </table:table-row>
        <table:table-row table:style-name="ro3">
          <table:table-cell table:style-name="ce2" office:value-type="string">
            <text:p>Синтезировать схему контроля по нечётности 8-разрядного кодового слова, используя элементы «Исключающее ИЛИ».</text:p>
          </table:table-cell>
          <table:table-cell table:number-columns-repeated="1023"/>
        </table:table-row>
        <table:table-row table:style-name="ro4">
          <table:table-cell table:style-name="ce2" office:value-type="string">
            <text:p>Синтезировать схему преобразователя 4-разрядного кода 2421 (0000, 0001, 0010, 0011, 1010, 1011, 1100, 1101, 1110, 1111) в код 8421, используя элементы основного логического базиса.</text:p>
          </table:table-cell>
          <table:table-cell table:number-columns-repeated="1023"/>
        </table:table-row>
        <table:table-row table:style-name="ro4">
          <table:table-cell table:style-name="ce2" office:value-type="string">
            <text:p>Синтезировать схему преобразователя 3-разрядного кода Грея (000, 001, 011, 010, 110, 111, 101, 100) в код 421, используя элементы основного логического базиса</text:p>
          </table:table-cell>
          <table:table-cell table:number-columns-repeated="1023"/>
        </table:table-row>
        <table:table-row table:style-name="ro3">
          <table:table-cell table:style-name="ce2" office:value-type="string">
            <text:p>Синтезировать схему RS-триггера со статической синхронизацией, используя элементы основного логического базиса</text:p>
          </table:table-cell>
          <table:table-cell table:number-columns-repeated="1023"/>
        </table:table-row>
        <table:table-row table:style-name="ro3">
          <table:table-cell table:style-name="ce2" office:value-type="string">
            <text:p>Синтезировать схему D-триггера со статической синхронизацией, используя элементы основного логического базиса.</text:p>
          </table:table-cell>
          <table:table-cell table:number-columns-repeated="1023"/>
        </table:table-row>
        <table:table-row table:style-name="ro4">
          <table:table-cell table:style-name="ce2" office:value-type="string">
            <text:p>Синтезировать схему двухступенчатого JK-триггера со статической синхронизацией, используя асинхронные RS-триггеры <text:s/>и элементы основного логического базиса.</text:p>
          </table:table-cell>
          <table:table-cell table:number-columns-repeated="1023"/>
        </table:table-row>
        <table:table-row table:style-name="ro4">
          <table:table-cell table:style-name="ce2" office:value-type="string">
            <text:p>Синтезировать схему двухступенчатого D-триггера со статической синхронизацией, используя асинхронные RS-триггеры <text:s/>и элементы основного логического базиса.</text:p>
          </table:table-cell>
          <table:table-cell table:number-columns-repeated="1023"/>
        </table:table-row>
        <table:table-row table:style-name="ro3">
          <table:table-cell table:style-name="ce2" office:value-type="string">
            <text:p>Синтезировать схему асинхронного T-триггера, используя элементы основного логического базиса.</text:p>
          </table:table-cell>
          <table:table-cell table:number-columns-repeated="1023"/>
        </table:table-row>
        <table:table-row table:style-name="ro3">
          <table:table-cell table:style-name="ce2" office:value-type="string">
            <text:p>Синтезировать схему 4-разрядного мультиплексора , используя элементы основного логического базиса.</text:p>
          </table:table-cell>
          <table:table-cell table:number-columns-repeated="1023"/>
        </table:table-row>
        <table:table-row table:style-name="ro3">
          <table:table-cell table:style-name="ce2" office:value-type="string">
            <text:p>Синтезировать схему 4-разрядного демультиплексора , используя элементы основного логического базиса.</text:p>
          </table:table-cell>
          <table:table-cell table:number-columns-repeated="1023"/>
        </table:table-row>
        <table:table-row table:style-name="ro4">
          <table:table-cell table:style-name="ce2" office:value-type="string">
            <text:p>Синтезировать схему 3-разрядного сдвигового (вправо) регистра (со входом последовательного занесения), используя синхронные D-триггеры и элементы основного логического базиса.</text:p>
          </table:table-cell>
          <table:table-cell table:number-columns-repeated="1023"/>
        </table:table-row>
        <table:table-row table:style-name="ro4">
          <table:table-cell table:style-name="ce2" office:value-type="string">
            <text:p>Синтезировать схему 3-разрядного сдвигового (влево) регистра (со входом последовательного занесения), используя синхронные D-триггеры и элементы основного логического базиса.</text:p>
          </table:table-cell>
          <table:table-cell table:number-columns-repeated="1023"/>
        </table:table-row>
        <table:table-row table:style-name="ro4">
          <table:table-cell table:style-name="ce2" office:value-type="string">
            <text:p>Синтезировать схему 3-разрядного прямого счётчика с коэффициентом пересчёта 8, используя синхронные T-триггеры и элементы основного логического базиса.</text:p>
          </table:table-cell>
          <table:table-cell table:number-columns-repeated="1023"/>
        </table:table-row>
        <table:table-row table:style-name="ro4">
          <table:table-cell table:style-name="ce2" office:value-type="string">
            <text:p>Синтезировать схему 3-разрядного обратного счётчика с коэффициентом пересчёта 8, используя синхронные T-триггеры и элементы основного логического базиса.</text:p>
          </table:table-cell>
          <table:table-cell table:number-columns-repeated="1023"/>
        </table:table-row>
        <table:table-row table:style-name="ro4" table:number-rows-repeated="104852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Лист2" table:style-name="ta1" table:print="false">
        <table:table-column table:style-name="co4" table:default-cell-style-name="Default"/>
        <table:table-column table:style-name="co2" table:number-columns-repeated="1023" table:default-cell-style-name="Default"/>
        <table:table-row table:style-name="ro1">
          <table:table-cell office:value-type="string">
            <text:p>Билет 1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Определение и классификация регистров. Условные обозначения.</text:p>
          </table:table-cell>
          <table:table-cell table:style-name="ce7" table:number-columns-repeated="1023"/>
        </table:table-row>
        <table:table-row table:style-name="ro3">
          <table:table-cell table:style-name="ce3" office:value-type="string">
            <text:p>Элементы с открытым коллектором: схема, назначение, подключение.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Синтезировать схему 3-разрядного обратного счётчика с коэффициентом пересчёта 8, используя синхронные T-триггеры и элементы основного логического базиса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Билет 2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Сдвиговые регистры. Реализация и работа.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Двухступенчатые триггеры (RS, T, JK).</text:p>
          </table:table-cell>
          <table:table-cell table:number-columns-repeated="1023"/>
        </table:table-row>
        <table:table-row table:style-name="ro4">
          <table:table-cell table:style-name="ce2" office:value-type="string">
            <text:p>На базе 4-разрядных прямых счетчиков синтезировать прямой счетчик с коэффициентом пересчета 135, используя метод принудительного сброса триггеров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Билет 3</text:p>
          </table:table-cell>
          <table:table-cell table:number-columns-repeated="1023"/>
        </table:table-row>
        <table:table-row table:style-name="ro1">
          <table:table-cell office:value-type="string">
            <text:p>Формальный метод синтеза регистров.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Элементы ТТЛ. Базовый элемент ТТЛ.</text:p>
          </table:table-cell>
          <table:table-cell table:number-columns-repeated="1023"/>
        </table:table-row>
        <table:table-row table:style-name="ro4">
          <table:table-cell table:style-name="ce2" office:value-type="string">
            <text:p>Синтезировать прямой счетчик с коэффициентом пересчета 6, используя метод пропуска состояний или метод запрета-разрешения счета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Билет 4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Определение и классификация счетчиков. Условные обозначения.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Дешифраторы: определение, обозначение, классификация. Дешифраторы линейного типа.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Синтезировать схему преобразователя 4-разрядного кода 2421 (0000, 0001, 0010, 0011, 1010, 1011, 1100, 1101, 1110, 1111) в код 8421, используя элементы основного логического базиса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Билет 5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Триггеры. Классификация.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Шифраторы: определение, обозначение, классификация. Построение шифраторов.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Синтезировать 4-разрядный реверсивный сдвиговый регистр со входами последовательного занесения и возможностью параллельной загрузки данных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Билет 6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Счетчики с последовательным переносом: прямые, обратные, реверсивные.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Дешифраторы: определение, обозначение, классификация. Дешифраторы пирамидного типа.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Синтезировать схему контроля по чётности 8-разрядного кодового слова, используя элементы «Исключающее ИЛИ»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Билет 7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Элемент ТТЛ с повышенной нагрузочной способностью.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Принципы реализации ускоренного переноса. Оценка ускорения выполнения суммирования.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Синтезировать схему двухступенчатого JK-триггера со статической синхронизацией, используя асинхронные RS-триггеры <text:s/>и элементы основного логического базиса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Билет 8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Счетчики со сквозным переносом: прямые, обратные, реверсивные.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Наращивание разрядности и количества плеч мультиплексоров.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Синтезировать схему 3-разрядного прямого счётчика с коэффициентом пересчёта 8, используя синхронные T-триггеры и элементы основного логического базиса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Билет 9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Схемы сравнения на равенство: параллельная и последовательная.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Счетчики с параллельным переносом: прямые, обратные, реверсивные.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Синтезировать схему преобразователя 3-разрядного кода Грея (000, 001, 011, 010, 110, 111, 101, 100) в код 421, используя элементы основного логического базиса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Билет 10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Ключи на МДП транзисторах. КМДП инвертор. Основные параметры КМДП ИС.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Счетчики с заданным коэффициентом пересчета: определение, обозначение. Методы построения (перечислить и дать краткую характеристику).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Синтезировать схему D-триггера со статической синхронизацией, используя элементы основного логического базиса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Билет 11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Дешифраторы: определение, обозначение, классификация. Дешифраторы прямоугольного типа.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Элементы ЭВМ. Классификация. Основные характеристики логических элементов.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Из трех <text:s/>сдвиговых регистров со входами последовательного занесения разрядностью 4 синтезировать реверсивный сдвиговый регистр разрядностью 10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Билет 12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Сумматоры: определение, обозначение, классификация. Построение одноразрядных полных сумматоров. Увеличение разрядности сумматоров.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Формальный метод синтеза счетчиков.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Синтезировать схему контроля по нечётности 8-разрядного кодового слова, используя элементы «Исключающее ИЛИ»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Билет 13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Триггеры. JK триггер и его синтез. Синхронные JK и D триггеры.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Мультиплексоры: определение, обозначение, классификация. Построение мультиплексоров.</text:p>
          </table:table-cell>
          <table:table-cell table:number-columns-repeated="1023"/>
        </table:table-row>
        <table:table-row table:style-name="ro6">
          <table:table-cell table:style-name="ce3" office:value-type="string">
            <text:p>Синтезировать схему 3-разрядного сдвигового (влево) регистра (со входом последовательного занесения), используя синхронные D-триггеры и элементы основного логического базиса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Билет 14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Схемы сравнения на "больше" - "равно" - "меньше". Микросхема СП1.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Триггеры со сложной входной логикой.</text:p>
          </table:table-cell>
          <table:table-cell table:number-columns-repeated="1023"/>
        </table:table-row>
        <table:table-row table:style-name="ro6">
          <table:table-cell table:style-name="ce3" office:value-type="string">
            <text:p>Синтезировать схему 3-разрядного сдвигового (вправо) регистра (со входом последовательного занесения), используя синхронные D-триггеры и элементы основного логического базиса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Билет 15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Элементы ТТЛ. Базовый элемент ТТЛ.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Построение DC большой разрядности на базе микросхем DC небольшой разрядности.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Синтезировать схему двухступенчатого D-триггера со статической синхронизацией, используя асинхронные RS-триггеры <text:s/>и элементы основного логического базиса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Билет 16</text:p>
          </table:table-cell>
          <table:table-cell table:number-columns-repeated="1023"/>
        </table:table-row>
        <table:table-row table:style-name="ro3">
          <table:table-cell table:style-name="ce2" office:value-type="string">
            <text:p>Элементы с открытым коллектором: схема, назначение, подключение.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Формальный метод синтеза счетчиков.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Синтезировать схему RS-триггера со статической синхронизацией, используя элементы основного логического базиса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Билет 17</text:p>
          </table:table-cell>
          <table:table-cell table:number-columns-repeated="1023"/>
        </table:table-row>
        <table:table-row table:style-name="ro3">
          <table:table-cell table:style-name="ce2" office:value-type="string">
            <text:p>Ключи на МДП транзисторах. КМДП инвертор. Основные параметры КМДП ИС.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Сдвиговые регистры. Реализация и работа.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Синтезировать схему асинхронного T-триггера, используя элементы основного логического базиса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Билет 18</text:p>
          </table:table-cell>
          <table:table-cell table:number-columns-repeated="1023"/>
        </table:table-row>
        <table:table-row table:style-name="ro3">
          <table:table-cell table:style-name="ce2" office:value-type="string">
            <text:p>Схемы сравнения на равенство: параллельная и последовательная.</text:p>
          </table:table-cell>
          <table:table-cell table:number-columns-repeated="1023"/>
        </table:table-row>
        <table:table-row table:style-name="ro3">
          <table:table-cell table:style-name="ce2" office:value-type="string">
            <text:p>Шифраторы: определение, обозначение, классификация. Построение шифраторов.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Синтезировать схему 4-разрядного мультиплексора , используя элементы основного логического базиса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Билет 19</text:p>
          </table:table-cell>
          <table:table-cell table:number-columns-repeated="1023"/>
        </table:table-row>
        <table:table-row table:style-name="ro3">
          <table:table-cell table:style-name="ce2" office:value-type="string">
            <text:p>Схемы сравнения на "больше" - "равно" - "меньше". Микросхема СП1.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Определение и классификация счетчиков. Условные обозначения.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Синтезировать схему 4-разрядного демультиплексора , используя элементы основного логического базиса.</text:p>
          </table:table-cell>
          <table:table-cell table:number-columns-repeated="1023"/>
        </table:table-row>
      </table:table>
      <table:table table:name="Лист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 Cyr" svg:font-family="'Arial Cyr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р.</number:text>
    </number:number-style>
    <number:number-style style:name="N109">
      <number:text>-</number:text>
      <number:number number:decimal-places="0" number:min-integer-digits="1" number:grouping="true"/>
      <number:text> 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р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р.</number:text>
    </number:number-style>
    <number:number-style style:name="N112">
      <number:text>-</number:text>
      <number:number number:decimal-places="2" number:min-integer-digits="1" number:grouping="true"/>
      <number:text> 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 </number:text>
    </number:number-style>
    <number:number-style style:name="N121P1" style:volatile="true">
      <number:text>-</number:text>
      <number:number number:decimal-places="0" number:min-integer-digits="1" number:grouping="true"/>
      <number:text>     </number:text>
    </number:number-style>
    <number:number-style style:name="N121P2" style:volatile="true">
      <number:text> - 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р. </number:text>
    </number:number-style>
    <number:number-style style:name="N125P1" style:volatile="true">
      <number:text>-</number:text>
      <number:number number:decimal-places="0" number:min-integer-digits="1" number:grouping="true"/>
      <number:text> р. </number:text>
    </number:number-style>
    <number:number-style style:name="N125P2" style:volatile="true">
      <number:text> - 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 </number:text>
    </number:number-style>
    <number:number-style style:name="N129P1" style:volatile="true">
      <number:text>-</number:text>
      <number:number number:decimal-places="2" number:min-integer-digits="1" number:grouping="true"/>
      <number:text>     </number:text>
    </number:number-style>
    <number:number-style style:name="N129P2" style:volatile="true">
      <number:text> -</number:text>
      <number:number number:decimal-places="0" number:min-integer-digits="0"/>
      <number:text> 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р. </number:text>
    </number:number-style>
    <number:number-style style:name="N133P1" style:volatile="true">
      <number:text>-</number:text>
      <number:number number:decimal-places="2" number:min-integer-digits="1" number:grouping="true"/>
      <number:text> р. </number:text>
    </number:number-style>
    <number:number-style style:name="N133P2" style:volatile="true">
      <number:text> -</number:text>
      <number:number number:decimal-places="0" number:min-integer-digits="0"/>
      <number:text> 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number number:decimal-places="0" number:min-integer-digits="1" number:grouping="true"/>
      <number:text>р.</number:text>
    </number:number-style>
    <number:number-style style:name="N139">
      <number:text>-</number:text>
      <number:number number:decimal-places="0" number:min-integer-digits="1" number:grouping="true"/>
      <number:text>р.</number:text>
      <style:map style:condition="value()&gt;=0" style:apply-style-name="N139P0"/>
    </number:number-style>
    <number:number-style style:name="N140P0" style:volatile="true">
      <number:number number:decimal-places="0" number:min-integer-digits="1" number:grouping="true"/>
      <number:text>р.</number:text>
    </number:number-style>
    <number:number-style style:name="N14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40P0"/>
    </number:number-style>
    <number:number-style style:name="N142P0" style:volatile="true">
      <number:number number:decimal-places="2" number:min-integer-digits="1" number:grouping="true"/>
      <number:text>р.</number:text>
    </number:number-style>
    <number:number-style style:name="N142">
      <number:text>-</number:text>
      <number:number number:decimal-places="2" number:min-integer-digits="1" number:grouping="true"/>
      <number:text>р.</number:text>
      <style:map style:condition="value()&gt;=0" style:apply-style-name="N142P0"/>
    </number:number-style>
    <number:number-style style:name="N143P0" style:volatile="true">
      <number:number number:decimal-places="2" number:min-integer-digits="1" number:grouping="true"/>
      <number:text>р.</number:text>
    </number:number-style>
    <number:number-style style:name="N14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43P0"/>
    </number:number-style>
    <number:number-style style:name="N147P0" style:volatile="true">
      <number:text> </number:text>
      <number:number number:decimal-places="0" number:min-integer-digits="1" number:grouping="true"/>
      <number:text>р. </number:text>
    </number:number-style>
    <number:number-style style:name="N147P1" style:volatile="true">
      <number:text>-</number:text>
      <number:number number:decimal-places="0" number:min-integer-digits="1" number:grouping="true"/>
      <number:text>р. </number:text>
    </number:number-style>
    <number:number-style style:name="N147P2" style:volatile="true">
      <number:text> -р.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number number:decimal-places="0" number:min-integer-digits="1" number:grouping="true"/>
      <number:text>    </number:text>
    </number:number-style>
    <number:number-style style:name="N151P1" style:volatile="true">
      <number:text>-</number:text>
      <number:number number:decimal-places="0" number:min-integer-digits="1" number:grouping="true"/>
      <number:text>    </number:text>
    </number:number-style>
    <number:number-style style:name="N151P2" style:volatile="true">
      <number:text> -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р. </number:text>
    </number:number-style>
    <number:number-style style:name="N155P1" style:volatile="true">
      <number:text>-</number:text>
      <number:number number:decimal-places="2" number:min-integer-digits="1" number:grouping="true"/>
      <number:text>р. </number:text>
    </number:number-style>
    <number:number-style style:name="N155P2" style:volatile="true">
      <number:text> -</number:text>
      <number:number number:decimal-places="0" number:min-integer-digits="0"/>
      <number:text>р.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number number:decimal-places="2" number:min-integer-digits="1" number:grouping="true"/>
      <number:text>    </number:text>
    </number:number-style>
    <number:number-style style:name="N159P1" style:volatile="true">
      <number:text>-</number:text>
      <number:number number:decimal-places="2" number:min-integer-digits="1" number:grouping="true"/>
      <number:text>    </number:text>
    </number:number-style>
    <number:number-style style:name="N159P2" style:volatile="true">
      <number:text> -</number:text>
      <number:number number:decimal-places="0" number:min-integer-digits="0"/>
      <number:text>   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Да</number:text>
    </number:number-style>
    <number:number-style style:name="N161P1" style:volatile="true">
      <number:text>Да</number:text>
    </number:number-style>
    <number:number-style style:name="N161">
      <number:text>Нет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text>Истина</number:text>
    </number:number-style>
    <number:number-style style:name="N163P1" style:volatile="true">
      <number:text>Истина</number:text>
    </number:number-style>
    <number:number-style style:name="N163">
      <number:text>Ложь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Вкл</number:text>
    </number:number-style>
    <number:number-style style:name="N165P1" style:volatile="true">
      <number:text>Вкл</number:text>
    </number:number-style>
    <number:number-style style:name="N165">
      <number:text>Выкл</number:text>
      <style:map style:condition="value()&gt;0" style:apply-style-name="N165P0"/>
      <style:map style:condition="value()&lt;0" style:apply-style-name="N165P1"/>
    </number:number-style>
    <number:currency-style style:name="N167P0" style:volatile="true">
      <number:currency-symbol>€</number:currency-symbol>
      <number:text> </number:text>
      <number:number number:decimal-places="0" number:min-integer-digits="3" number:grouping="true"/>
      <number:text> </number:text>
    </number:currency-style>
    <number:currency-style style:name="N167">
      <style:text-properties fo:color="#ff0000"/>
      <number:text>(</number:text>
      <number:currency-symbol>€</number:currency-symbol>
      <number:text> </number:text>
      <number:number number:decimal-places="0" number:min-integer-digits="3" number:grouping="true"/>
      <number:text>)</number:text>
      <style:map style:condition="value()&gt;=0" style:apply-style-name="N167P0"/>
    </number:currency-style>
    <number:currency-style style:name="N16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6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6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3">03.06.2019</text:date>, <text:time>11:02:4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7:37:14.82</meta:creation-date>
    <dc:date>2019-06-03T11:02:44.33</dc:date>
    <meta:editing-duration>PT2H3M19S</meta:editing-duration>
    <meta:editing-cycles>9</meta:editing-cycles>
    <meta:generator>OpenOffice/4.1.2$Win32 OpenOffice.org_project/412m3$Build-9782</meta:generator>
    <meta:document-statistic meta:table-count="3" meta:cell-count="125" meta:object-count="0"/>
  </office:meta>
</office:document-meta>
</file>